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3.907cm"/>
    </style:style>
    <style:style style:name="co3" style:family="table-column">
      <style:table-column-properties fo:break-before="auto" style:column-width="4.91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tegration_results" table:style-name="ta1">
        <table:shapes>
          <draw:frame draw:z-index="0" draw:style-name="gr1" draw:text-style-name="P1" svg:width="19.572cm" svg:height="12.776cm" svg:x="9.815cm" svg:y="45.05cm">
            <draw:object draw:notify-on-update-of-ranges="integration_results.B2:integration_results.B136 integration_results.C1:integration_results.C1 integration_results.C2:integration_results.C1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ntegration_resu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18" calcext:value-type="float">
            <text:p>1.218</text:p>
          </table:table-cell>
          <table:table-cell office:value-type="float" office:value="0.0662737221879708" calcext:value-type="float">
            <text:p>0.06627372218797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.283168689948" calcext:value-type="float">
            <text:p>233.283168689948</text:p>
          </table:table-cell>
          <table:table-cell office:value-type="float" office:value="3.82129839668048E-098" calcext:value-type="float">
            <text:p>3.82129839668048E-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2290645426002" calcext:value-type="float">
            <text:p>0.222290645426002</text:p>
          </table:table-cell>
          <table:table-cell office:value-type="float" office:value="0.00646787535685122" calcext:value-type="float">
            <text:p>0.006467875356851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.5168398013854" calcext:value-type="float">
            <text:p>38.5168398013854</text:p>
          </table:table-cell>
          <table:table-cell office:value-type="float" office:value="4.01501647873224E-015" calcext:value-type="float">
            <text:p>4.01501647873224E-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4110451522446" calcext:value-type="float">
            <text:p>0.244110451522446</text:p>
          </table:table-cell>
          <table:table-cell office:value-type="float" office:value="0.00761010379505347" calcext:value-type="float">
            <text:p>0.007610103795053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0179516465199" calcext:value-type="float">
            <text:p>14.0179516465199</text:p>
          </table:table-cell>
          <table:table-cell office:value-type="float" office:value="0.0000231999549958392" calcext:value-type="float">
            <text:p>2.31999549958392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90464022020844" calcext:value-type="float">
            <text:p>0.290464022020844</text:p>
          </table:table-cell>
          <table:table-cell office:value-type="float" office:value="0.0102274281726259" calcext:value-type="float">
            <text:p>0.01022742817262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95587740945863" calcext:value-type="float">
            <text:p>6.95587740945863</text:p>
          </table:table-cell>
          <table:table-cell office:value-type="float" office:value="0.00666655584090668" calcext:value-type="float">
            <text:p>0.006666555840906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66414691931943" calcext:value-type="float">
            <text:p>0.366414691931943</text:p>
          </table:table-cell>
          <table:table-cell office:value-type="float" office:value="0.0149523371685985" calcext:value-type="float">
            <text:p>0.01495233716859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04993602946711" calcext:value-type="float">
            <text:p>4.04993602946711</text:p>
          </table:table-cell>
          <table:table-cell office:value-type="float" office:value="0.0414155761424683" calcext:value-type="float">
            <text:p>0.04141557614246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78964690514175" calcext:value-type="float">
            <text:p>0.478964690514175</text:p>
          </table:table-cell>
          <table:table-cell office:value-type="float" office:value="0.0225617215606527" calcext:value-type="float">
            <text:p>0.02256172156065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58412585866545" calcext:value-type="float">
            <text:p>2.58412585866545</text:p>
          </table:table-cell>
          <table:table-cell office:value-type="float" office:value="0.0736472069814352" calcext:value-type="float">
            <text:p>0.07364720698143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40631787036055" calcext:value-type="float">
            <text:p>0.640631787036055</text:p>
          </table:table-cell>
          <table:table-cell office:value-type="float" office:value="0.0338408740493646" calcext:value-type="float">
            <text:p>0.03384087404936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4256705113438" calcext:value-type="float">
            <text:p>1.74256705113438</text:p>
          </table:table-cell>
          <table:table-cell office:value-type="float" office:value="0.0788426393452512" calcext:value-type="float">
            <text:p>0.07884263934525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73923922306948" calcext:value-type="float">
            <text:p>0.873923922306948</text:p>
          </table:table-cell>
          <table:table-cell office:value-type="float" office:value="0.0490304893654122" calcext:value-type="float">
            <text:p>0.04903048936541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218" calcext:value-type="float">
            <text:p>3.218</text:p>
          </table:table-cell>
          <table:table-cell office:value-type="float" office:value="0.0602795722664542" calcext:value-type="float">
            <text:p>0.06027957226645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7.348337379897" calcext:value-type="float">
            <text:p>467.348337379897</text:p>
          </table:table-cell>
          <table:table-cell office:value-type="float" office:value="3.40811606841264E-199" calcext:value-type="float">
            <text:p>3.40811606841264E-1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26581290852" calcext:value-type="float">
            <text:p>1.226581290852</text:p>
          </table:table-cell>
          <table:table-cell office:value-type="float" office:value="0.0666111462121824" calcext:value-type="float">
            <text:p>0.06661114621218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.8156796027709" calcext:value-type="float">
            <text:p>77.8156796027709</text:p>
          </table:table-cell>
          <table:table-cell office:value-type="float" office:value="1.40362468062667E-031" calcext:value-type="float">
            <text:p>1.40362468062667E-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27022090304489" calcext:value-type="float">
            <text:p>1.27022090304489</text:p>
          </table:table-cell>
          <table:table-cell office:value-type="float" office:value="0.0682558709222795" calcext:value-type="float">
            <text:p>0.06825587092227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8179032930398" calcext:value-type="float">
            <text:p>28.8179032930398</text:p>
          </table:table-cell>
          <table:table-cell office:value-type="float" office:value="0.00000000003663577665" calcext:value-type="float">
            <text:p>3.663577665E-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36292804404169" calcext:value-type="float">
            <text:p>1.36292804404169</text:p>
          </table:table-cell>
          <table:table-cell office:value-type="float" office:value="0.0713578098090739" calcext:value-type="float">
            <text:p>0.07135780980907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6937548189173" calcext:value-type="float">
            <text:p>14.6937548189173</text:p>
          </table:table-cell>
          <table:table-cell office:value-type="float" office:value="0.0000129683878677599" calcext:value-type="float">
            <text:p>1.29683878677599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51482938386389" calcext:value-type="float">
            <text:p>1.51482938386389</text:p>
          </table:table-cell>
          <table:table-cell office:value-type="float" office:value="0.0753196700804846" calcext:value-type="float">
            <text:p>0.07531967008048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88187205893422" calcext:value-type="float">
            <text:p>8.88187205893422</text:p>
          </table:table-cell>
          <table:table-cell office:value-type="float" office:value="0.00158382336188746" calcext:value-type="float">
            <text:p>0.001583823361887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73992938102835" calcext:value-type="float">
            <text:p>1.73992938102835</text:p>
          </table:table-cell>
          <table:table-cell office:value-type="float" office:value="0.0788171471016383" calcext:value-type="float">
            <text:p>0.07881714710163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9502517173309" calcext:value-type="float">
            <text:p>5.9502517173309</text:p>
          </table:table-cell>
          <table:table-cell office:value-type="float" office:value="0.0133385861429292" calcext:value-type="float">
            <text:p>0.01333858614292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06326357407211" calcext:value-type="float">
            <text:p>2.06326357407211</text:p>
          </table:table-cell>
          <table:table-cell office:value-type="float" office:value="0.0796401540146673" calcext:value-type="float">
            <text:p>0.07964015401466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26713410226876" calcext:value-type="float">
            <text:p>4.26713410226876</text:p>
          </table:table-cell>
          <table:table-cell office:value-type="float" office:value="0.0369826477993733" calcext:value-type="float">
            <text:p>0.03698264779937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5298478446139" calcext:value-type="float">
            <text:p>2.5298478446139</text:p>
          </table:table-cell>
          <table:table-cell office:value-type="float" office:value="0.0745688848176559" calcext:value-type="float">
            <text:p>0.07456888481765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51333333333333" calcext:value-type="float">
            <text:p>0.551333333333333</text:p>
          </table:table-cell>
          <table:table-cell office:value-type="float" office:value="0.0276180375911948" calcext:value-type="float">
            <text:p>0.02761803759119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20949172116334" calcext:value-type="float">
            <text:p>1.20949172116334</text:p>
          </table:table-cell>
          <table:table-cell office:value-type="float" office:value="0.0659346177213733" calcext:value-type="float">
            <text:p>0.06593461772137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20140730155975" calcext:value-type="float">
            <text:p>0.220140730155975</text:p>
          </table:table-cell>
          <table:table-cell office:value-type="float" office:value="0.00635881417472257" calcext:value-type="float">
            <text:p>0.006358814174722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16837077965874" calcext:value-type="float">
            <text:p>1.16837077965874</text:p>
          </table:table-cell>
          <table:table-cell office:value-type="float" office:value="0.0642318078808089" calcext:value-type="float">
            <text:p>0.06423180788080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30886983285056" calcext:value-type="float">
            <text:p>0.230886983285056</text:p>
          </table:table-cell>
          <table:table-cell office:value-type="float" office:value="0.00691032574808305" calcext:value-type="float">
            <text:p>0.006910325748083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09141733413213" calcext:value-type="float">
            <text:p>1.09141733413213</text:p>
          </table:table-cell>
          <table:table-cell office:value-type="float" office:value="0.0607615205343097" calcext:value-type="float">
            <text:p>0.06076152053430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52965153194884" calcext:value-type="float">
            <text:p>0.252965153194884</text:p>
          </table:table-cell>
          <table:table-cell office:value-type="float" office:value="0.00809105250804121" calcext:value-type="float">
            <text:p>0.008091052508041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89111460337607" calcext:value-type="float">
            <text:p>0.989111460337607</text:p>
          </table:table-cell>
          <table:table-cell office:value-type="float" office:value="0.0555854630089282" calcext:value-type="float">
            <text:p>0.05558546300892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87081026344352" calcext:value-type="float">
            <text:p>0.287081026344352</text:p>
          </table:table-cell>
          <table:table-cell office:value-type="float" office:value="0.0100285554751187" calcext:value-type="float">
            <text:p>0.01002855547511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75060710217916" calcext:value-type="float">
            <text:p>0.875060710217916</text:p>
          </table:table-cell>
          <table:table-cell office:value-type="float" office:value="0.0490986969077269" calcext:value-type="float">
            <text:p>0.04909869690772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3421833701803" calcext:value-type="float">
            <text:p>0.333421833701803</text:p>
          </table:table-cell>
          <table:table-cell office:value-type="float" office:value="0.0128441516703343" calcext:value-type="float">
            <text:p>0.01284415167033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59928000991863" calcext:value-type="float">
            <text:p>0.759928000991863</text:p>
          </table:table-cell>
          <table:table-cell office:value-type="float" office:value="0.0418746611633925" calcext:value-type="float">
            <text:p>0.04187466116339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9245151561935" calcext:value-type="float">
            <text:p>0.39245151561935</text:p>
          </table:table-cell>
          <table:table-cell office:value-type="float" office:value="0.0166642743110012" calcext:value-type="float">
            <text:p>0.01666427431100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50554418462176" calcext:value-type="float">
            <text:p>0.650554418462176</text:p>
          </table:table-cell>
          <table:table-cell office:value-type="float" office:value="0.0345246344878407" calcext:value-type="float">
            <text:p>0.03452463448784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64966382130859" calcext:value-type="float">
            <text:p>0.464966382130859</text:p>
          </table:table-cell>
          <table:table-cell office:value-type="float" office:value="0.0215918697528607" calcext:value-type="float">
            <text:p>0.02159186975286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218" calcext:value-type="float">
            <text:p>7.218</text:p>
          </table:table-cell>
          <table:table-cell office:value-type="float" office:value="0.00552305344362695" calcext:value-type="float">
            <text:p>0.005523053443626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35.478674759793" calcext:value-type="float">
            <text:p>935.478674759793</text:p>
          </table:table-cell>
          <table:table-cell table:style-name="ce1" office:value-type="string" calcext:value-type="string">
            <text:p>6.74339222350188e-4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23516258170401" calcext:value-type="float">
            <text:p>3.23516258170401</text:p>
          </table:table-cell>
          <table:table-cell office:value-type="float" office:value="0.0598816383962813" calcext:value-type="float">
            <text:p>0.05988163839628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6.413359205542" calcext:value-type="float">
            <text:p>156.413359205542</text:p>
          </table:table-cell>
          <table:table-cell office:value-type="float" office:value="4.16031209286137E-065" calcext:value-type="float">
            <text:p>4.16031209286137E-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32244180608978" calcext:value-type="float">
            <text:p>3.32244180608978</text:p>
          </table:table-cell>
          <table:table-cell office:value-type="float" office:value="0.0578500459882199" calcext:value-type="float">
            <text:p>0.05785004598821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.4178065860796" calcext:value-type="float">
            <text:p>58.4178065860796</text:p>
          </table:table-cell>
          <table:table-cell office:value-type="float" office:value="2.10182460296952E-023" calcext:value-type="float">
            <text:p>2.10182460296952E-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50785608808338" calcext:value-type="float">
            <text:p>3.50785608808338</text:p>
          </table:table-cell>
          <table:table-cell office:value-type="float" office:value="0.0535257866570467" calcext:value-type="float">
            <text:p>0.05352578665704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.1695096378345" calcext:value-type="float">
            <text:p>30.1695096378345</text:p>
          </table:table-cell>
          <table:table-cell office:value-type="float" office:value="0.00000000001039254632" calcext:value-type="float">
            <text:p>1.039254632E-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81165876772777" calcext:value-type="float">
            <text:p>3.81165876772777</text:p>
          </table:table-cell>
          <table:table-cell office:value-type="float" office:value="0.0465878924100633" calcext:value-type="float">
            <text:p>0.04658789241006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.5457441178684" calcext:value-type="float">
            <text:p>18.5457441178684</text:p>
          </table:table-cell>
          <table:table-cell office:value-type="float" office:value="0.00000043874402767567" calcext:value-type="float">
            <text:p>4.3874402767567E-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2618587620567" calcext:value-type="float">
            <text:p>4.2618587620567</text:p>
          </table:table-cell>
          <table:table-cell office:value-type="float" office:value="0.0370867896822286" calcext:value-type="float">
            <text:p>0.03708678968222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6825034346618" calcext:value-type="float">
            <text:p>12.6825034346618</text:p>
          </table:table-cell>
          <table:table-cell office:value-type="float" office:value="0.0000721948032856566" calcext:value-type="float">
            <text:p>7.21948032856566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90852714814422" calcext:value-type="float">
            <text:p>4.90852714814422</text:p>
          </table:table-cell>
          <table:table-cell office:value-type="float" office:value="0.025742868497477" calcext:value-type="float">
            <text:p>0.0257428684974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.31626820453752" calcext:value-type="float">
            <text:p>9.31626820453752</text:p>
          </table:table-cell>
          <table:table-cell office:value-type="float" office:value="0.00112855508844506" calcext:value-type="float">
            <text:p>0.001128555088445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84169568922779" calcext:value-type="float">
            <text:p>5.84169568922779</text:p>
          </table:table-cell>
          <table:table-cell office:value-type="float" office:value="0.0143311494838559" calcext:value-type="float">
            <text:p>0.01433114948385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88466666666667" calcext:value-type="float">
            <text:p>1.88466666666667</text:p>
          </table:table-cell>
          <table:table-cell office:value-type="float" office:value="0.0797346375994593" calcext:value-type="float">
            <text:p>0.079734637599459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20098344232668" calcext:value-type="float">
            <text:p>3.20098344232668</text:p>
          </table:table-cell>
          <table:table-cell office:value-type="float" office:value="0.0606734266914822" calcext:value-type="float">
            <text:p>0.06067342669148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22228146031195" calcext:value-type="float">
            <text:p>1.22228146031195</text:p>
          </table:table-cell>
          <table:table-cell office:value-type="float" office:value="0.0664426491618339" calcext:value-type="float">
            <text:p>0.06644264916183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11874155931748" calcext:value-type="float">
            <text:p>3.11874155931748</text:p>
          </table:table-cell>
          <table:table-cell office:value-type="float" office:value="0.0625645226099335" calcext:value-type="float">
            <text:p>0.06256452260993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24377396657011" calcext:value-type="float">
            <text:p>1.24377396657011</text:p>
          </table:table-cell>
          <table:table-cell office:value-type="float" office:value="0.0672733167860703" calcext:value-type="float">
            <text:p>0.06727331678607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96483466826425" calcext:value-type="float">
            <text:p>2.96483466826425</text:p>
          </table:table-cell>
          <table:table-cell office:value-type="float" office:value="0.0660201150991201" calcext:value-type="float">
            <text:p>0.06602011509912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28793030638977" calcext:value-type="float">
            <text:p>1.28793030638977</text:p>
          </table:table-cell>
          <table:table-cell office:value-type="float" office:value="0.0688894552839507" calcext:value-type="float">
            <text:p>0.06888945528395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76022292067521" calcext:value-type="float">
            <text:p>2.76022292067521</text:p>
          </table:table-cell>
          <table:table-cell office:value-type="float" office:value="0.0703342091302526" calcext:value-type="float">
            <text:p>0.07033420913025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3561620526887" calcext:value-type="float">
            <text:p>1.3561620526887</text:p>
          </table:table-cell>
          <table:table-cell office:value-type="float" office:value="0.0711492851436218" calcext:value-type="float">
            <text:p>0.07114928514362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53212142043583" calcext:value-type="float">
            <text:p>2.53212142043583</text:p>
          </table:table-cell>
          <table:table-cell office:value-type="float" office:value="0.0745313532245006" calcext:value-type="float">
            <text:p>0.07453135322450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4884366740361" calcext:value-type="float">
            <text:p>1.44884366740361</text:p>
          </table:table-cell>
          <table:table-cell office:value-type="float" office:value="0.0737657383924684" calcext:value-type="float">
            <text:p>0.07376573839246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30185600198373" calcext:value-type="float">
            <text:p>2.30185600198373</text:p>
          </table:table-cell>
          <table:table-cell office:value-type="float" office:value="0.0777747156988641" calcext:value-type="float">
            <text:p>0.07777471569886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5669030312387" calcext:value-type="float">
            <text:p>1.5669030312387</text:p>
          </table:table-cell>
          <table:table-cell office:value-type="float" office:value="0.0763707758376969" calcext:value-type="float">
            <text:p>0.07637077583769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08310883692435" calcext:value-type="float">
            <text:p>2.08310883692435</text:p>
          </table:table-cell>
          <table:table-cell office:value-type="float" office:value="0.0795551475742191" calcext:value-type="float">
            <text:p>0.07955514757421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71193276426172" calcext:value-type="float">
            <text:p>1.71193276426172</text:p>
          </table:table-cell>
          <table:table-cell office:value-type="float" office:value="0.0785255155534473" calcext:value-type="float">
            <text:p>0.07852551555344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218" calcext:value-type="float">
            <text:p>15.218</text:p>
          </table:table-cell>
          <table:table-cell office:value-type="float" office:value="0.00000823490840552771" calcext:value-type="float">
            <text:p>8.23490840552771E-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71.73934951959" calcext:value-type="float">
            <text:p>1871.73934951959</text:p>
          </table:table-cell>
          <table:table-cell table:style-name="ce1" office:value-type="string" calcext:value-type="string">
            <text:p>6.58349799000659e-8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25232516340802" calcext:value-type="float">
            <text:p>7.25232516340802</text:p>
          </table:table-cell>
          <table:table-cell office:value-type="float" office:value="0.00538754912553777" calcext:value-type="float">
            <text:p>0.005387549125537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3.608718411084" calcext:value-type="float">
            <text:p>313.608718411084</text:p>
          </table:table-cell>
          <table:table-cell office:value-type="float" office:value="9.00072299933114E-133" calcext:value-type="float">
            <text:p>9.00072299933114E-1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42688361217957" calcext:value-type="float">
            <text:p>7.42688361217957</text:p>
          </table:table-cell>
          <table:table-cell office:value-type="float" office:value="0.00474496537275639" calcext:value-type="float">
            <text:p>0.004744965372756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7.617613172159" calcext:value-type="float">
            <text:p>117.617613172159</text:p>
          </table:table-cell>
          <table:table-cell office:value-type="float" office:value="1.66073895304145E-048" calcext:value-type="float">
            <text:p>1.66073895304145E-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.79771217616675" calcext:value-type="float">
            <text:p>7.79771217616675</text:p>
          </table:table-cell>
          <table:table-cell office:value-type="float" office:value="0.00360988892008938" calcext:value-type="float">
            <text:p>0.003609888920089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1.121019275669" calcext:value-type="float">
            <text:p>61.121019275669</text:p>
          </table:table-cell>
          <table:table-cell office:value-type="float" office:value="1.54133414737196E-024" calcext:value-type="float">
            <text:p>1.54133414737196E-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40531753545555" calcext:value-type="float">
            <text:p>8.40531753545555</text:p>
          </table:table-cell>
          <table:table-cell office:value-type="float" office:value="0.00228442177680396" calcext:value-type="float">
            <text:p>0.0022844217768039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7.8734882357369" calcext:value-type="float">
            <text:p>37.8734882357369</text:p>
          </table:table-cell>
          <table:table-cell office:value-type="float" office:value="7.38687390136797E-015" calcext:value-type="float">
            <text:p>7.38687390136797E-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3057175241134" calcext:value-type="float">
            <text:p>9.3057175241134</text:p>
          </table:table-cell>
          <table:table-cell office:value-type="float" office:value="0.0011379434762536" calcext:value-type="float">
            <text:p>0.00113794347625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.1470068693236" calcext:value-type="float">
            <text:p>26.1470068693236</text:p>
          </table:table-cell>
          <table:table-cell office:value-type="float" office:value="0.00000000043589329029" calcext:value-type="float">
            <text:p>4.3589329029E-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5990542962884" calcext:value-type="float">
            <text:p>10.5990542962884</text:p>
          </table:table-cell>
          <table:table-cell office:value-type="float" office:value="0.000405006533235758" calcext:value-type="float">
            <text:p>0.00040500653323575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.414536409075" calcext:value-type="float">
            <text:p>19.414536409075</text:p>
          </table:table-cell>
          <table:table-cell office:value-type="float" office:value="0.00000020168102601388" calcext:value-type="float">
            <text:p>2.0168102601388E-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.4653913784556" calcext:value-type="float">
            <text:p>12.4653913784556</text:p>
          </table:table-cell>
          <table:table-cell office:value-type="float" office:value="0.0000866559549945107" calcext:value-type="float">
            <text:p>8.66559549945107E-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55133333333333" calcext:value-type="float">
            <text:p>4.55133333333333</text:p>
          </table:table-cell>
          <table:table-cell office:value-type="float" office:value="0.0316488832507766" calcext:value-type="float">
            <text:p>0.03164888325077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.18396688465337" calcext:value-type="float">
            <text:p>7.18396688465337</text:p>
          </table:table-cell>
          <table:table-cell office:value-type="float" office:value="0.00566051729582419" calcext:value-type="float">
            <text:p>0.005660517295824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.2265629206239" calcext:value-type="float">
            <text:p>3.2265629206239</text:p>
          </table:table-cell>
          <table:table-cell office:value-type="float" office:value="0.0600811139391081" calcext:value-type="float">
            <text:p>0.06008111393910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.01948311863497" calcext:value-type="float">
            <text:p>7.01948311863497</text:p>
          </table:table-cell>
          <table:table-cell office:value-type="float" office:value="0.00637060464990396" calcext:value-type="float">
            <text:p>0.006370604649903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26954793314022" calcext:value-type="float">
            <text:p>3.26954793314022</text:p>
          </table:table-cell>
          <table:table-cell office:value-type="float" office:value="0.0590825896332729" calcext:value-type="float">
            <text:p>0.05908258963327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7116693365285" calcext:value-type="float">
            <text:p>6.7116693365285</text:p>
          </table:table-cell>
          <table:table-cell office:value-type="float" office:value="0.00792380094875935" calcext:value-type="float">
            <text:p>0.007923800948759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35786061277954" calcext:value-type="float">
            <text:p>3.35786061277954</text:p>
          </table:table-cell>
          <table:table-cell office:value-type="float" office:value="0.0570233705219816" calcext:value-type="float">
            <text:p>0.05702337052198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30244584135043" calcext:value-type="float">
            <text:p>6.30244584135043</text:p>
          </table:table-cell>
          <table:table-cell office:value-type="float" office:value="0.0105208985725672" calcext:value-type="float">
            <text:p>0.010520898572567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.49432410537741" calcext:value-type="float">
            <text:p>3.49432410537741</text:p>
          </table:table-cell>
          <table:table-cell office:value-type="float" office:value="0.0538404269423249" calcext:value-type="float">
            <text:p>0.05384042694232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84624284087166" calcext:value-type="float">
            <text:p>5.84624284087166</text:p>
          </table:table-cell>
          <table:table-cell office:value-type="float" office:value="0.0142883223249853" calcext:value-type="float">
            <text:p>0.01428832232498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67968733480721" calcext:value-type="float">
            <text:p>3.67968733480721</text:p>
          </table:table-cell>
          <table:table-cell office:value-type="float" office:value="0.0495653119982763" calcext:value-type="float">
            <text:p>0.049565311998276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38571200396745" calcext:value-type="float">
            <text:p>5.38571200396745</text:p>
          </table:table-cell>
          <table:table-cell office:value-type="float" office:value="0.0192232138936613" calcext:value-type="float">
            <text:p>0.01922321389366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.9158060624774" calcext:value-type="float">
            <text:p>3.9158060624774</text:p>
          </table:table-cell>
          <table:table-cell office:value-type="float" office:value="0.0442913656488414" calcext:value-type="float">
            <text:p>0.044291365648841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.94821767384871" calcext:value-type="float">
            <text:p>4.94821767384871</text:p>
          </table:table-cell>
          <table:table-cell office:value-type="float" office:value="0.025141819450851" calcext:value-type="float">
            <text:p>0.0251418194508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20586552852344" calcext:value-type="float">
            <text:p>4.20586552852344</text:p>
          </table:table-cell>
          <table:table-cell office:value-type="float" office:value="0.038203268938443" calcext:value-type="float">
            <text:p>0.03820326893844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.218" calcext:value-type="float">
            <text:p>31.218</text:p>
          </table:table-cell>
          <table:table-cell office:value-type="float" office:value="0.00000000000389979735" calcext:value-type="float">
            <text:p>3.89979735E-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744.26069903917" calcext:value-type="float">
            <text:p>3744.26069903917</text:p>
          </table:table-cell>
          <table:table-cell table:style-name="ce1" office:value-type="string" calcext:value-type="string">
            <text:p>1.56678275429327e-162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.286650326816" calcext:value-type="float">
            <text:p>15.286650326816</text:p>
          </table:table-cell>
          <table:table-cell office:value-type="float" office:value="0.00000775807220414975" calcext:value-type="float">
            <text:p>7.75807220414975E-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27.999436822167" calcext:value-type="float">
            <text:p>627.999436822167</text:p>
          </table:table-cell>
          <table:table-cell office:value-type="float" office:value="1.04535904649316E-268" calcext:value-type="float">
            <text:p>1.04535904649316E-2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.6357672243591" calcext:value-type="float">
            <text:p>15.6357672243591</text:p>
          </table:table-cell>
          <table:table-cell office:value-type="float" office:value="0.00000572463762385081" calcext:value-type="float">
            <text:p>5.72463762385081E-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6.017226344318" calcext:value-type="float">
            <text:p>236.017226344318</text:p>
          </table:table-cell>
          <table:table-cell office:value-type="float" office:value="2.54065322899987E-099" calcext:value-type="float">
            <text:p>2.54065322899987E-9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.3774243523335" calcext:value-type="float">
            <text:p>16.3774243523335</text:p>
          </table:table-cell>
          <table:table-cell office:value-type="float" office:value="0.00000299159782399843" calcext:value-type="float">
            <text:p>2.99159782399843E-0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3.024038551338" calcext:value-type="float">
            <text:p>123.024038551338</text:p>
          </table:table-cell>
          <table:table-cell office:value-type="float" office:value="8.15372197146385E-051" calcext:value-type="float">
            <text:p>8.15372197146385E-5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.5926350709111" calcext:value-type="float">
            <text:p>17.5926350709111</text:p>
          </table:table-cell>
          <table:table-cell office:value-type="float" office:value="0.00000102403424401994" calcext:value-type="float">
            <text:p>1.02403424401994E-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6.5289764714738" calcext:value-type="float">
            <text:p>76.5289764714738</text:p>
          </table:table-cell>
          <table:table-cell office:value-type="float" office:value="4.91560125301173E-031" calcext:value-type="float">
            <text:p>4.91560125301173E-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9.3934350482268" calcext:value-type="float">
            <text:p>19.3934350482268</text:p>
          </table:table-cell>
          <table:table-cell office:value-type="float" office:value="0.00000020553447463882" calcext:value-type="float">
            <text:p>2.0553447463882E-0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3.0760137386472" calcext:value-type="float">
            <text:p>53.0760137386472</text:p>
          </table:table-cell>
          <table:table-cell office:value-type="float" office:value="3.62421314474509E-021" calcext:value-type="float">
            <text:p>3.62421314474509E-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1.9801085925769" calcext:value-type="float">
            <text:p>21.9801085925769</text:p>
          </table:table-cell>
          <table:table-cell office:value-type="float" office:value="0.00000001987269731226" calcext:value-type="float">
            <text:p>1.987269731226E-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9.6110728181501" calcext:value-type="float">
            <text:p>39.6110728181501</text:p>
          </table:table-cell>
          <table:table-cell office:value-type="float" office:value="1.42167355896332E-015" calcext:value-type="float">
            <text:p>1.42167355896332E-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.7127827569112" calcext:value-type="float">
            <text:p>25.7127827569112</text:p>
          </table:table-cell>
          <table:table-cell office:value-type="float" office:value="0.00000000065075201125" calcext:value-type="float">
            <text:p>6.5075201125E-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.88466666666667" calcext:value-type="float">
            <text:p>9.88466666666667</text:p>
          </table:table-cell>
          <table:table-cell office:value-type="float" office:value="0.000719628062208382" calcext:value-type="float">
            <text:p>0.00071962806220838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.1499337693067" calcext:value-type="float">
            <text:p>15.1499337693067</text:p>
          </table:table-cell>
          <table:table-cell office:value-type="float" office:value="0.00000873626645413432" calcext:value-type="float">
            <text:p>8.73626645413432E-0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.2351258412478" calcext:value-type="float">
            <text:p>7.2351258412478</text:p>
          </table:table-cell>
          <table:table-cell office:value-type="float" office:value="0.00545505619264909" calcext:value-type="float">
            <text:p>0.005455056192649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.8209662372699" calcext:value-type="float">
            <text:p>14.8209662372699</text:p>
          </table:table-cell>
          <table:table-cell office:value-type="float" office:value="0.0000116178624186585" calcext:value-type="float">
            <text:p>1.16178624186585E-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.32109586628044" calcext:value-type="float">
            <text:p>7.32109586628044</text:p>
          </table:table-cell>
          <table:table-cell office:value-type="float" office:value="0.00512529894809803" calcext:value-type="float">
            <text:p>0.0051252989480980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.205338673057" calcext:value-type="float">
            <text:p>14.205338673057</text:p>
          </table:table-cell>
          <table:table-cell office:value-type="float" office:value="0.0000197533178261273" calcext:value-type="float">
            <text:p>1.97533178261273E-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.49772122555907" calcext:value-type="float">
            <text:p>7.49772122555907</text:p>
          </table:table-cell>
          <table:table-cell office:value-type="float" office:value="0.00450517275799704" calcext:value-type="float">
            <text:p>0.0045051727579970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.3868916827009" calcext:value-type="float">
            <text:p>13.3868916827009</text:p>
          </table:table-cell>
          <table:table-cell office:value-type="float" office:value="0.0000397688864950455" calcext:value-type="float">
            <text:p>3.97688864950455E-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77064821075481" calcext:value-type="float">
            <text:p>7.77064821075481</text:p>
          </table:table-cell>
          <table:table-cell office:value-type="float" office:value="0.00368322603275821" calcext:value-type="float">
            <text:p>0.0036832260327582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.4744856817433" calcext:value-type="float">
            <text:p>12.4744856817433</text:p>
          </table:table-cell>
          <table:table-cell office:value-type="float" office:value="0.0000859967948652066" calcext:value-type="float">
            <text:p>8.59967948652066E-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.14137466961442" calcext:value-type="float">
            <text:p>8.14137466961442</text:p>
          </table:table-cell>
          <table:table-cell office:value-type="float" office:value="0.00279059426249372" calcext:value-type="float">
            <text:p>0.0027905942624937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.5534240079349" calcext:value-type="float">
            <text:p>11.5534240079349</text:p>
          </table:table-cell>
          <table:table-cell office:value-type="float" office:value="0.000185298010770394" calcext:value-type="float">
            <text:p>0.0001852980107703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6136121249548" calcext:value-type="float">
            <text:p>8.6136121249548</text:p>
          </table:table-cell>
          <table:table-cell office:value-type="float" office:value="0.00194793667015624" calcext:value-type="float">
            <text:p>0.0019479366701562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.6784353476974" calcext:value-type="float">
            <text:p>10.6784353476974</text:p>
          </table:table-cell>
          <table:table-cell office:value-type="float" office:value="0.000379724105865138" calcext:value-type="float">
            <text:p>0.0003797241058651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.19373105704687" calcext:value-type="float">
            <text:p>9.19373105704687</text:p>
          </table:table-cell>
          <table:table-cell office:value-type="float" office:value="0.00124233960688248" calcext:value-type="float">
            <text:p>0.001242339606882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n" fo:country="IE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30T02:04:36.028656154</dc:date>
    <meta:editing-duration>PT51M19S</meta:editing-duration>
    <meta:editing-cycles>2</meta:editing-cycles>
    <meta:generator>LibreOffice/7.3.7.2$Linux_X86_64 LibreOffice_project/30$Build-2</meta:generator>
    <meta:document-statistic meta:table-count="1" meta:cell-count="40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573cm" svg:height="12.777cm" xlink:href=".." xlink:type="simple" chart:class="chart:scatter" chart:style-name="ch1">
        <chart:title svg:x="4.133cm" svg:y="0.391cm" chart:style-name="ch2">
          <text:p>Integral in Eqn 1 of "ACS Photonics 2020, 7, 1−9"</text:p>
        </chart:title>
        <chart:plot-area chart:style-name="ch3" table:cell-range-address="integration_results.B2:integration_results.C136 integration_results.C1:integration_results.C1" chart:data-source-has-labels="row" svg:x="1.402cm" svg:y="1.451cm" svg:width="17.78cm" svg:height="10.09cm">
          <chart:coordinate-region svg:x="2.394cm" svg:y="1.65cm" svg:width="16.469cm" svg:height="9.244cm"/>
          <chart:axis chart:dimension="x" chart:name="primary-x" chart:style-name="ch4">
            <chart:title svg:x="8.674cm" svg:y="11.796cm" chart:style-name="ch5">
              <text:p>Photon Energy (eV)</text:p>
            </chart:title>
          </chart:axis>
          <chart:axis chart:dimension="y" chart:name="primary-y" chart:style-name="ch6">
            <chart:title svg:x="0.451cm" svg:y="8.366cm" chart:style-name="ch7">
              <text:p>Integration Result (eV)</text:p>
            </chart:title>
            <chart:grid chart:style-name="ch8" chart:class="major"/>
          </chart:axis>
          <chart:series chart:style-name="ch9" chart:values-cell-range-address="integration_results.C2:integration_results.C136" chart:label-cell-address="integration_results.C1:integration_results.C1" chart:class="chart:scatter">
            <chart:domain table:cell-range-address="integration_results.B2:integration_results.B136"/>
            <chart:data-point chart:repeated="1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ntegration_result</text:p>
                <draw:g>
                  <svg:desc>integration_results.C1:integration_result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18">
                <text:p>1.218</text:p>
                <draw:g>
                  <svg:desc>integration_results.B2:integration_results.B136</svg:desc>
                </draw:g>
              </table:table-cell>
              <table:table-cell office:value-type="float" office:value="0.0662737221879708">
                <text:p>0.0662737221879708</text:p>
                <draw:g>
                  <svg:desc>integration_results.C2:integration_results.C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3.283168689948">
                <text:p>233.283168689948</text:p>
              </table:table-cell>
              <table:table-cell office:value-type="float" office:value="3.82129839668048E-098">
                <text:p>3.82129839668048E-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290645426002">
                <text:p>0.222290645426002</text:p>
              </table:table-cell>
              <table:table-cell office:value-type="float" office:value="0.00646787535685122">
                <text:p>0.00646787535685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.5168398013854">
                <text:p>38.5168398013854</text:p>
              </table:table-cell>
              <table:table-cell office:value-type="float" office:value="4.01501647873224E-015">
                <text:p>4.01501647873224E-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4110451522446">
                <text:p>0.244110451522446</text:p>
              </table:table-cell>
              <table:table-cell office:value-type="float" office:value="0.00761010379505347">
                <text:p>0.00761010379505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0179516465199">
                <text:p>14.0179516465199</text:p>
              </table:table-cell>
              <table:table-cell office:value-type="float" office:value="0.0000231999549958392">
                <text:p>0.00002319995499583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0464022020844">
                <text:p>0.290464022020844</text:p>
              </table:table-cell>
              <table:table-cell office:value-type="float" office:value="0.0102274281726259">
                <text:p>0.0102274281726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5587740945863">
                <text:p>6.95587740945863</text:p>
              </table:table-cell>
              <table:table-cell office:value-type="float" office:value="0.00666655584090668">
                <text:p>0.00666655584090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6414691931943">
                <text:p>0.366414691931943</text:p>
              </table:table-cell>
              <table:table-cell office:value-type="float" office:value="0.0149523371685985">
                <text:p>0.0149523371685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4993602946711">
                <text:p>4.04993602946711</text:p>
              </table:table-cell>
              <table:table-cell office:value-type="float" office:value="0.0414155761424683">
                <text:p>0.0414155761424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8964690514175">
                <text:p>0.478964690514175</text:p>
              </table:table-cell>
              <table:table-cell office:value-type="float" office:value="0.0225617215606527">
                <text:p>0.02256172156065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8412585866545">
                <text:p>2.58412585866545</text:p>
              </table:table-cell>
              <table:table-cell office:value-type="float" office:value="0.0736472069814352">
                <text:p>0.0736472069814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0631787036055">
                <text:p>0.640631787036055</text:p>
              </table:table-cell>
              <table:table-cell office:value-type="float" office:value="0.0338408740493646">
                <text:p>0.03384087404936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4256705113438">
                <text:p>1.74256705113438</text:p>
              </table:table-cell>
              <table:table-cell office:value-type="float" office:value="0.0788426393452512">
                <text:p>0.0788426393452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3923922306948">
                <text:p>0.873923922306948</text:p>
              </table:table-cell>
              <table:table-cell office:value-type="float" office:value="0.0490304893654122">
                <text:p>0.0490304893654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18">
                <text:p>3.218</text:p>
              </table:table-cell>
              <table:table-cell office:value-type="float" office:value="0.0602795722664542">
                <text:p>0.0602795722664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7.348337379897">
                <text:p>467.348337379897</text:p>
              </table:table-cell>
              <table:table-cell office:value-type="float" office:value="3.40811606841264E-199">
                <text:p>3.40811606841264E-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26581290852">
                <text:p>1.226581290852</text:p>
              </table:table-cell>
              <table:table-cell office:value-type="float" office:value="0.0666111462121824">
                <text:p>0.06661114621218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.8156796027709">
                <text:p>77.8156796027709</text:p>
              </table:table-cell>
              <table:table-cell office:value-type="float" office:value="1.40362468062667E-031">
                <text:p>1.40362468062667E-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7022090304489">
                <text:p>1.27022090304489</text:p>
              </table:table-cell>
              <table:table-cell office:value-type="float" office:value="0.0682558709222795">
                <text:p>0.06825587092227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.8179032930398">
                <text:p>28.8179032930398</text:p>
              </table:table-cell>
              <table:table-cell office:value-type="float" office:value="0.00000000003663577665">
                <text:p>0.000000000036635776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6292804404169">
                <text:p>1.36292804404169</text:p>
              </table:table-cell>
              <table:table-cell office:value-type="float" office:value="0.0713578098090739">
                <text:p>0.07135780980907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6937548189173">
                <text:p>14.6937548189173</text:p>
              </table:table-cell>
              <table:table-cell office:value-type="float" office:value="0.0000129683878677599">
                <text:p>0.0000129683878677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1482938386389">
                <text:p>1.51482938386389</text:p>
              </table:table-cell>
              <table:table-cell office:value-type="float" office:value="0.0753196700804846">
                <text:p>0.07531967008048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88187205893422">
                <text:p>8.88187205893422</text:p>
              </table:table-cell>
              <table:table-cell office:value-type="float" office:value="0.00158382336188746">
                <text:p>0.00158382336188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3992938102835">
                <text:p>1.73992938102835</text:p>
              </table:table-cell>
              <table:table-cell office:value-type="float" office:value="0.0788171471016383">
                <text:p>0.07881714710163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9502517173309">
                <text:p>5.9502517173309</text:p>
              </table:table-cell>
              <table:table-cell office:value-type="float" office:value="0.0133385861429292">
                <text:p>0.0133385861429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6326357407211">
                <text:p>2.06326357407211</text:p>
              </table:table-cell>
              <table:table-cell office:value-type="float" office:value="0.0796401540146673">
                <text:p>0.07964015401466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26713410226876">
                <text:p>4.26713410226876</text:p>
              </table:table-cell>
              <table:table-cell office:value-type="float" office:value="0.0369826477993733">
                <text:p>0.03698264779937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298478446139">
                <text:p>2.5298478446139</text:p>
              </table:table-cell>
              <table:table-cell office:value-type="float" office:value="0.0745688848176559">
                <text:p>0.07456888481765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51333333333333">
                <text:p>0.551333333333333</text:p>
              </table:table-cell>
              <table:table-cell office:value-type="float" office:value="0.0276180375911948">
                <text:p>0.02761803759119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0949172116334">
                <text:p>1.20949172116334</text:p>
              </table:table-cell>
              <table:table-cell office:value-type="float" office:value="0.0659346177213733">
                <text:p>0.06593461772137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20140730155975">
                <text:p>0.220140730155975</text:p>
              </table:table-cell>
              <table:table-cell office:value-type="float" office:value="0.00635881417472257">
                <text:p>0.006358814174722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6837077965874">
                <text:p>1.16837077965874</text:p>
              </table:table-cell>
              <table:table-cell office:value-type="float" office:value="0.0642318078808089">
                <text:p>0.06423180788080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30886983285056">
                <text:p>0.230886983285056</text:p>
              </table:table-cell>
              <table:table-cell office:value-type="float" office:value="0.00691032574808305">
                <text:p>0.006910325748083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9141733413213">
                <text:p>1.09141733413213</text:p>
              </table:table-cell>
              <table:table-cell office:value-type="float" office:value="0.0607615205343097">
                <text:p>0.06076152053430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2965153194884">
                <text:p>0.252965153194884</text:p>
              </table:table-cell>
              <table:table-cell office:value-type="float" office:value="0.00809105250804121">
                <text:p>0.008091052508041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9111460337607">
                <text:p>0.989111460337607</text:p>
              </table:table-cell>
              <table:table-cell office:value-type="float" office:value="0.0555854630089282">
                <text:p>0.05558546300892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87081026344352">
                <text:p>0.287081026344352</text:p>
              </table:table-cell>
              <table:table-cell office:value-type="float" office:value="0.0100285554751187">
                <text:p>0.01002855547511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75060710217916">
                <text:p>0.875060710217916</text:p>
              </table:table-cell>
              <table:table-cell office:value-type="float" office:value="0.0490986969077269">
                <text:p>0.04909869690772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33421833701803">
                <text:p>0.333421833701803</text:p>
              </table:table-cell>
              <table:table-cell office:value-type="float" office:value="0.0128441516703343">
                <text:p>0.01284415167033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59928000991863">
                <text:p>0.759928000991863</text:p>
              </table:table-cell>
              <table:table-cell office:value-type="float" office:value="0.0418746611633925">
                <text:p>0.04187466116339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9245151561935">
                <text:p>0.39245151561935</text:p>
              </table:table-cell>
              <table:table-cell office:value-type="float" office:value="0.0166642743110012">
                <text:p>0.01666427431100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50554418462176">
                <text:p>0.650554418462176</text:p>
              </table:table-cell>
              <table:table-cell office:value-type="float" office:value="0.0345246344878407">
                <text:p>0.03452463448784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64966382130859">
                <text:p>0.464966382130859</text:p>
              </table:table-cell>
              <table:table-cell office:value-type="float" office:value="0.0215918697528607">
                <text:p>0.02159186975286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218">
                <text:p>7.218</text:p>
              </table:table-cell>
              <table:table-cell office:value-type="float" office:value="0.00552305344362695">
                <text:p>0.005523053443626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5.478674759793">
                <text:p>935.478674759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23516258170401">
                <text:p>3.23516258170401</text:p>
              </table:table-cell>
              <table:table-cell office:value-type="float" office:value="0.0598816383962813">
                <text:p>0.05988163839628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6.413359205542">
                <text:p>156.413359205542</text:p>
              </table:table-cell>
              <table:table-cell office:value-type="float" office:value="4.16031209286137E-065">
                <text:p>4.16031209286137E-0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32244180608978">
                <text:p>3.32244180608978</text:p>
              </table:table-cell>
              <table:table-cell office:value-type="float" office:value="0.0578500459882199">
                <text:p>0.05785004598821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.4178065860796">
                <text:p>58.4178065860796</text:p>
              </table:table-cell>
              <table:table-cell office:value-type="float" office:value="2.10182460296952E-023">
                <text:p>2.10182460296952E-0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50785608808338">
                <text:p>3.50785608808338</text:p>
              </table:table-cell>
              <table:table-cell office:value-type="float" office:value="0.0535257866570467">
                <text:p>0.05352578665704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.1695096378345">
                <text:p>30.1695096378345</text:p>
              </table:table-cell>
              <table:table-cell office:value-type="float" office:value="0.00000000001039254632">
                <text:p>0.000000000010392546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81165876772777">
                <text:p>3.81165876772777</text:p>
              </table:table-cell>
              <table:table-cell office:value-type="float" office:value="0.0465878924100633">
                <text:p>0.04658789241006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457441178684">
                <text:p>18.5457441178684</text:p>
              </table:table-cell>
              <table:table-cell office:value-type="float" office:value="0.00000043874402767567">
                <text:p>0.000000438744027675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2618587620567">
                <text:p>4.2618587620567</text:p>
              </table:table-cell>
              <table:table-cell office:value-type="float" office:value="0.0370867896822286">
                <text:p>0.03708678968222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6825034346618">
                <text:p>12.6825034346618</text:p>
              </table:table-cell>
              <table:table-cell office:value-type="float" office:value="0.0000721948032856566">
                <text:p>0.00007219480328565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90852714814422">
                <text:p>4.90852714814422</text:p>
              </table:table-cell>
              <table:table-cell office:value-type="float" office:value="0.025742868497477">
                <text:p>0.0257428684974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31626820453752">
                <text:p>9.31626820453752</text:p>
              </table:table-cell>
              <table:table-cell office:value-type="float" office:value="0.00112855508844506">
                <text:p>0.001128555088445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84169568922779">
                <text:p>5.84169568922779</text:p>
              </table:table-cell>
              <table:table-cell office:value-type="float" office:value="0.0143311494838559">
                <text:p>0.01433114948385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8466666666667">
                <text:p>1.88466666666667</text:p>
              </table:table-cell>
              <table:table-cell office:value-type="float" office:value="0.0797346375994593">
                <text:p>0.07973463759945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0098344232668">
                <text:p>3.20098344232668</text:p>
              </table:table-cell>
              <table:table-cell office:value-type="float" office:value="0.0606734266914822">
                <text:p>0.06067342669148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2228146031195">
                <text:p>1.22228146031195</text:p>
              </table:table-cell>
              <table:table-cell office:value-type="float" office:value="0.0664426491618339">
                <text:p>0.06644264916183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1874155931748">
                <text:p>3.11874155931748</text:p>
              </table:table-cell>
              <table:table-cell office:value-type="float" office:value="0.0625645226099335">
                <text:p>0.06256452260993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4377396657011">
                <text:p>1.24377396657011</text:p>
              </table:table-cell>
              <table:table-cell office:value-type="float" office:value="0.0672733167860703">
                <text:p>0.06727331678607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6483466826425">
                <text:p>2.96483466826425</text:p>
              </table:table-cell>
              <table:table-cell office:value-type="float" office:value="0.0660201150991201">
                <text:p>0.06602011509912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8793030638977">
                <text:p>1.28793030638977</text:p>
              </table:table-cell>
              <table:table-cell office:value-type="float" office:value="0.0688894552839507">
                <text:p>0.06888945528395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6022292067521">
                <text:p>2.76022292067521</text:p>
              </table:table-cell>
              <table:table-cell office:value-type="float" office:value="0.0703342091302526">
                <text:p>0.07033420913025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561620526887">
                <text:p>1.3561620526887</text:p>
              </table:table-cell>
              <table:table-cell office:value-type="float" office:value="0.0711492851436218">
                <text:p>0.07114928514362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53212142043583">
                <text:p>2.53212142043583</text:p>
              </table:table-cell>
              <table:table-cell office:value-type="float" office:value="0.0745313532245006">
                <text:p>0.07453135322450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4884366740361">
                <text:p>1.44884366740361</text:p>
              </table:table-cell>
              <table:table-cell office:value-type="float" office:value="0.0737657383924684">
                <text:p>0.07376573839246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0185600198373">
                <text:p>2.30185600198373</text:p>
              </table:table-cell>
              <table:table-cell office:value-type="float" office:value="0.0777747156988641">
                <text:p>0.07777471569886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669030312387">
                <text:p>1.5669030312387</text:p>
              </table:table-cell>
              <table:table-cell office:value-type="float" office:value="0.0763707758376969">
                <text:p>0.07637077583769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8310883692435">
                <text:p>2.08310883692435</text:p>
              </table:table-cell>
              <table:table-cell office:value-type="float" office:value="0.0795551475742191">
                <text:p>0.07955514757421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1193276426172">
                <text:p>1.71193276426172</text:p>
              </table:table-cell>
              <table:table-cell office:value-type="float" office:value="0.0785255155534473">
                <text:p>0.07852551555344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218">
                <text:p>15.218</text:p>
              </table:table-cell>
              <table:table-cell office:value-type="float" office:value="0.00000823490840552771">
                <text:p>0.000008234908405527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71.73934951959">
                <text:p>1871.73934951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25232516340802">
                <text:p>7.25232516340802</text:p>
              </table:table-cell>
              <table:table-cell office:value-type="float" office:value="0.00538754912553777">
                <text:p>0.005387549125537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3.608718411084">
                <text:p>313.608718411084</text:p>
              </table:table-cell>
              <table:table-cell office:value-type="float" office:value="9.00072299933114E-133">
                <text:p>9.00072299933114E-1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42688361217957">
                <text:p>7.42688361217957</text:p>
              </table:table-cell>
              <table:table-cell office:value-type="float" office:value="0.00474496537275639">
                <text:p>0.004744965372756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7.617613172159">
                <text:p>117.617613172159</text:p>
              </table:table-cell>
              <table:table-cell office:value-type="float" office:value="1.66073895304145E-048">
                <text:p>1.66073895304145E-0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79771217616675">
                <text:p>7.79771217616675</text:p>
              </table:table-cell>
              <table:table-cell office:value-type="float" office:value="0.00360988892008938">
                <text:p>0.003609888920089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.121019275669">
                <text:p>61.121019275669</text:p>
              </table:table-cell>
              <table:table-cell office:value-type="float" office:value="1.54133414737196E-024">
                <text:p>1.54133414737196E-0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0531753545555">
                <text:p>8.40531753545555</text:p>
              </table:table-cell>
              <table:table-cell office:value-type="float" office:value="0.00228442177680396">
                <text:p>0.002284421776803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.8734882357369">
                <text:p>37.8734882357369</text:p>
              </table:table-cell>
              <table:table-cell office:value-type="float" office:value="7.38687390136797E-015">
                <text:p>7.38687390136797E-0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3057175241134">
                <text:p>9.3057175241134</text:p>
              </table:table-cell>
              <table:table-cell office:value-type="float" office:value="0.0011379434762536">
                <text:p>0.00113794347625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1470068693236">
                <text:p>26.1470068693236</text:p>
              </table:table-cell>
              <table:table-cell office:value-type="float" office:value="0.00000000043589329029">
                <text:p>0.000000000435893290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5990542962884">
                <text:p>10.5990542962884</text:p>
              </table:table-cell>
              <table:table-cell office:value-type="float" office:value="0.000405006533235758">
                <text:p>0.0004050065332357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414536409075">
                <text:p>19.414536409075</text:p>
              </table:table-cell>
              <table:table-cell office:value-type="float" office:value="0.00000020168102601388">
                <text:p>0.000000201681026013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4653913784556">
                <text:p>12.4653913784556</text:p>
              </table:table-cell>
              <table:table-cell office:value-type="float" office:value="0.0000866559549945107">
                <text:p>0.00008665595499451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5133333333333">
                <text:p>4.55133333333333</text:p>
              </table:table-cell>
              <table:table-cell office:value-type="float" office:value="0.0316488832507766">
                <text:p>0.03164888325077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18396688465337">
                <text:p>7.18396688465337</text:p>
              </table:table-cell>
              <table:table-cell office:value-type="float" office:value="0.00566051729582419">
                <text:p>0.00566051729582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2265629206239">
                <text:p>3.2265629206239</text:p>
              </table:table-cell>
              <table:table-cell office:value-type="float" office:value="0.0600811139391081">
                <text:p>0.06008111393910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01948311863497">
                <text:p>7.01948311863497</text:p>
              </table:table-cell>
              <table:table-cell office:value-type="float" office:value="0.00637060464990396">
                <text:p>0.006370604649903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26954793314022">
                <text:p>3.26954793314022</text:p>
              </table:table-cell>
              <table:table-cell office:value-type="float" office:value="0.0590825896332729">
                <text:p>0.05908258963327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7116693365285">
                <text:p>6.7116693365285</text:p>
              </table:table-cell>
              <table:table-cell office:value-type="float" office:value="0.00792380094875935">
                <text:p>0.007923800948759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35786061277954">
                <text:p>3.35786061277954</text:p>
              </table:table-cell>
              <table:table-cell office:value-type="float" office:value="0.0570233705219816">
                <text:p>0.05702337052198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30244584135043">
                <text:p>6.30244584135043</text:p>
              </table:table-cell>
              <table:table-cell office:value-type="float" office:value="0.0105208985725672">
                <text:p>0.01052089857256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49432410537741">
                <text:p>3.49432410537741</text:p>
              </table:table-cell>
              <table:table-cell office:value-type="float" office:value="0.0538404269423249">
                <text:p>0.05384042694232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84624284087166">
                <text:p>5.84624284087166</text:p>
              </table:table-cell>
              <table:table-cell office:value-type="float" office:value="0.0142883223249853">
                <text:p>0.01428832232498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67968733480721">
                <text:p>3.67968733480721</text:p>
              </table:table-cell>
              <table:table-cell office:value-type="float" office:value="0.0495653119982763">
                <text:p>0.04956531199827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38571200396745">
                <text:p>5.38571200396745</text:p>
              </table:table-cell>
              <table:table-cell office:value-type="float" office:value="0.0192232138936613">
                <text:p>0.01922321389366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9158060624774">
                <text:p>3.9158060624774</text:p>
              </table:table-cell>
              <table:table-cell office:value-type="float" office:value="0.0442913656488414">
                <text:p>0.04429136564884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94821767384871">
                <text:p>4.94821767384871</text:p>
              </table:table-cell>
              <table:table-cell office:value-type="float" office:value="0.025141819450851">
                <text:p>0.0251418194508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20586552852344">
                <text:p>4.20586552852344</text:p>
              </table:table-cell>
              <table:table-cell office:value-type="float" office:value="0.038203268938443">
                <text:p>0.0382032689384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.218">
                <text:p>31.218</text:p>
              </table:table-cell>
              <table:table-cell office:value-type="float" office:value="0.00000000000389979735">
                <text:p>0.000000000003899797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44.26069903917">
                <text:p>3744.26069903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.286650326816">
                <text:p>15.286650326816</text:p>
              </table:table-cell>
              <table:table-cell office:value-type="float" office:value="0.00000775807220414975">
                <text:p>0.000007758072204149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27.999436822167">
                <text:p>627.999436822167</text:p>
              </table:table-cell>
              <table:table-cell office:value-type="float" office:value="1.04535904649316E-268">
                <text:p>1.04535904649316E-2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.6357672243591">
                <text:p>15.6357672243591</text:p>
              </table:table-cell>
              <table:table-cell office:value-type="float" office:value="0.00000572463762385081">
                <text:p>0.000005724637623850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6.017226344318">
                <text:p>236.017226344318</text:p>
              </table:table-cell>
              <table:table-cell office:value-type="float" office:value="2.54065322899987E-099">
                <text:p>2.54065322899987E-0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.3774243523335">
                <text:p>16.3774243523335</text:p>
              </table:table-cell>
              <table:table-cell office:value-type="float" office:value="0.00000299159782399843">
                <text:p>0.000002991597823998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.024038551338">
                <text:p>123.024038551338</text:p>
              </table:table-cell>
              <table:table-cell office:value-type="float" office:value="8.15372197146385E-051">
                <text:p>8.15372197146385E-0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.5926350709111">
                <text:p>17.5926350709111</text:p>
              </table:table-cell>
              <table:table-cell office:value-type="float" office:value="0.00000102403424401994">
                <text:p>0.000001024034244019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6.5289764714738">
                <text:p>76.5289764714738</text:p>
              </table:table-cell>
              <table:table-cell office:value-type="float" office:value="4.91560125301173E-031">
                <text:p>4.91560125301173E-0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.3934350482268">
                <text:p>19.3934350482268</text:p>
              </table:table-cell>
              <table:table-cell office:value-type="float" office:value="0.00000020553447463882">
                <text:p>0.000000205534474638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.0760137386472">
                <text:p>53.0760137386472</text:p>
              </table:table-cell>
              <table:table-cell office:value-type="float" office:value="3.62421314474509E-021">
                <text:p>3.62421314474509E-0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.9801085925769">
                <text:p>21.9801085925769</text:p>
              </table:table-cell>
              <table:table-cell office:value-type="float" office:value="0.00000001987269731226">
                <text:p>0.000000019872697312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.6110728181501">
                <text:p>39.6110728181501</text:p>
              </table:table-cell>
              <table:table-cell office:value-type="float" office:value="1.42167355896332E-015">
                <text:p>1.42167355896332E-0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7127827569112">
                <text:p>25.7127827569112</text:p>
              </table:table-cell>
              <table:table-cell office:value-type="float" office:value="0.00000000065075201125">
                <text:p>0.00000000065075201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.88466666666667">
                <text:p>9.88466666666667</text:p>
              </table:table-cell>
              <table:table-cell office:value-type="float" office:value="0.000719628062208382">
                <text:p>0.0007196280622083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1499337693067">
                <text:p>15.1499337693067</text:p>
              </table:table-cell>
              <table:table-cell office:value-type="float" office:value="0.00000873626645413432">
                <text:p>0.000008736266454134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2351258412478">
                <text:p>7.2351258412478</text:p>
              </table:table-cell>
              <table:table-cell office:value-type="float" office:value="0.00545505619264909">
                <text:p>0.005455056192649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8209662372699">
                <text:p>14.8209662372699</text:p>
              </table:table-cell>
              <table:table-cell office:value-type="float" office:value="0.0000116178624186585">
                <text:p>0.00001161786241865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2109586628044">
                <text:p>7.32109586628044</text:p>
              </table:table-cell>
              <table:table-cell office:value-type="float" office:value="0.00512529894809803">
                <text:p>0.005125298948098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205338673057">
                <text:p>14.205338673057</text:p>
              </table:table-cell>
              <table:table-cell office:value-type="float" office:value="0.0000197533178261273">
                <text:p>0.00001975331782612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49772122555907">
                <text:p>7.49772122555907</text:p>
              </table:table-cell>
              <table:table-cell office:value-type="float" office:value="0.00450517275799704">
                <text:p>0.004505172757997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3868916827009">
                <text:p>13.3868916827009</text:p>
              </table:table-cell>
              <table:table-cell office:value-type="float" office:value="0.0000397688864950455">
                <text:p>0.00003976888649504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77064821075481">
                <text:p>7.77064821075481</text:p>
              </table:table-cell>
              <table:table-cell office:value-type="float" office:value="0.00368322603275821">
                <text:p>0.003683226032758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4744856817433">
                <text:p>12.4744856817433</text:p>
              </table:table-cell>
              <table:table-cell office:value-type="float" office:value="0.0000859967948652066">
                <text:p>0.00008599679486520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14137466961442">
                <text:p>8.14137466961442</text:p>
              </table:table-cell>
              <table:table-cell office:value-type="float" office:value="0.00279059426249372">
                <text:p>0.002790594262493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.5534240079349">
                <text:p>11.5534240079349</text:p>
              </table:table-cell>
              <table:table-cell office:value-type="float" office:value="0.000185298010770394">
                <text:p>0.0001852980107703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6136121249548">
                <text:p>8.6136121249548</text:p>
              </table:table-cell>
              <table:table-cell office:value-type="float" office:value="0.00194793667015624">
                <text:p>0.001947936670156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.6784353476974">
                <text:p>10.6784353476974</text:p>
              </table:table-cell>
              <table:table-cell office:value-type="float" office:value="0.000379724105865138">
                <text:p>0.0003797241058651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19373105704687">
                <text:p>9.19373105704687</text:p>
              </table:table-cell>
              <table:table-cell office:value-type="float" office:value="0.00124233960688248">
                <text:p>0.00124233960688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